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5.433cm" fo:margin-left="0cm" fo:margin-top="0cm" fo:margin-bottom="0cm" table:align="left" style:writing-mode="lr-tb"/>
    </style:style>
    <style:style style:name="Tableau1.A" style:family="table-column">
      <style:table-column-properties style:column-width="5.433cm"/>
    </style:style>
    <style:style style:name="Tableau1.1" style:family="table-row">
      <style:table-row-properties style:min-row-height="26.264cm" style:keep-together="true" fo:keep-together="auto"/>
    </style:style>
    <style:style style:name="Tableau1.A1" style:family="table-cell">
      <style:table-cell-properties fo:background-color="#b8cce4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loext:contextual-spacing="false" fo:margin-left="0.4cm" fo:margin-right="0cm" fo:margin-top="0cm" fo:margin-bottom="0cm" fo:line-height="100%" fo:text-indent="0cm" style:auto-text-indent="false"/>
    </style:style>
    <style:style style:name="P2" style:family="paragraph" style:parent-style-name="Standard">
      <style:paragraph-properties loext:contextual-spacing="false" fo:margin-top="0.423cm" fo:margin-bottom="0.353cm" fo:line-height="100%" fo:text-align="center" style:justify-single-word="false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complex="Times New Roman1"/>
    </style:style>
    <style:style style:name="P4" style:family="paragraph" style:parent-style-name="Normal_20__28_Web_29_">
      <style:paragraph-properties loext:contextual-spacing="false" fo:margin-top="0cm" fo:margin-bottom="0cm"/>
      <style:text-properties fo:font-size="11pt" style:font-size-asian="11pt" style:font-size-complex="11pt"/>
    </style:style>
    <style:style style:name="P5" style:family="paragraph" style:parent-style-name="lieu0">
      <style:paragraph-properties loext:contextual-spacing="false" fo:margin-left="6.2cm" fo:margin-right="0cm" fo:margin-top="0.635cm" fo:margin-bottom="0.423cm" fo:text-indent="0cm" style:auto-text-indent="false">
        <style:tab-stops>
          <style:tab-stop style:position="9.753cm"/>
        </style:tab-stops>
      </style:paragraph-properties>
    </style:style>
    <style:style style:name="P6" style:family="paragraph" style:parent-style-name="lieu0">
      <style:paragraph-properties loext:contextual-spacing="false" fo:margin-left="6.2cm" fo:margin-right="0cm" fo:margin-top="0cm" fo:margin-bottom="0cm" fo:text-indent="0cm" style:auto-text-indent="false">
        <style:tab-stops>
          <style:tab-stop style:position="9.753cm"/>
        </style:tab-stops>
      </style:paragraph-properties>
    </style:style>
    <style:style style:name="P7" style:family="paragraph" style:parent-style-name="lieu1">
      <style:paragraph-properties loext:contextual-spacing="false" fo:margin-left="6.2cm" fo:margin-right="0cm" fo:margin-top="0cm" fo:margin-bottom="0cm" fo:text-indent="0cm" style:auto-text-indent="false"/>
    </style:style>
    <style:style style:name="P8" style:family="paragraph" style:parent-style-name="lieu2">
      <style:paragraph-properties loext:contextual-spacing="false" fo:margin-left="6.2cm" fo:margin-right="0cm" fo:margin-top="0cm" fo:margin-bottom="0cm" fo:text-indent="0cm" style:auto-text-indent="false"/>
    </style:style>
    <style:style style:name="P9" style:family="paragraph" style:parent-style-name="lieu3">
      <style:paragraph-properties loext:contextual-spacing="false" fo:margin-left="6.2cm" fo:margin-right="0cm" fo:margin-top="0cm" fo:margin-bottom="0cm" fo:text-indent="0cm" style:auto-text-indent="false"/>
    </style:style>
    <style:style style:name="P10" style:family="paragraph" style:parent-style-name="lieu4">
      <style:paragraph-properties loext:contextual-spacing="false" fo:margin-left="6.2cm" fo:margin-right="0cm" fo:margin-top="0cm" fo:margin-bottom="0cm" fo:text-indent="0cm" style:auto-text-indent="false"/>
    </style:style>
    <style:style style:name="P11" style:family="paragraph" style:parent-style-name="Normal_20__28_Web_29_">
      <style:paragraph-properties loext:contextual-spacing="false" fo:margin-left="6.2cm" fo:margin-right="0cm" fo:margin-top="0cm" fo:margin-bottom="0cm" fo:text-indent="0cm" style:auto-text-indent="false"/>
    </style:style>
    <style:style style:name="P12" style:family="paragraph" style:parent-style-name="lieu1">
      <style:paragraph-properties loext:contextual-spacing="false" fo:margin-left="6.2cm" fo:margin-right="0cm" fo:margin-top="0.635cm" fo:margin-bottom="0.212cm" fo:text-indent="0cm" style:auto-text-indent="false"/>
    </style:style>
    <style:style style:name="P13" style:family="paragraph" style:parent-style-name="lieu2">
      <style:paragraph-properties loext:contextual-spacing="false" fo:margin-left="6.2cm" fo:margin-right="0cm" fo:margin-top="0.635cm" fo:margin-bottom="0.212cm" fo:text-indent="0cm" style:auto-text-indent="false"/>
    </style:style>
    <style:style style:name="P14" style:family="paragraph" style:parent-style-name="lieu3">
      <style:paragraph-properties loext:contextual-spacing="false" fo:margin-left="6.2cm" fo:margin-right="0cm" fo:margin-top="0.635cm" fo:margin-bottom="0.212cm" fo:text-indent="0cm" style:auto-text-indent="false"/>
    </style:style>
    <style:style style:name="P15" style:family="paragraph" style:parent-style-name="lieu4">
      <style:paragraph-properties loext:contextual-spacing="false" fo:margin-left="6.2cm" fo:margin-right="0cm" fo:margin-top="0.635cm" fo:margin-bottom="0.212cm" fo:text-indent="0cm" style:auto-text-indent="false"/>
    </style:style>
    <style:style style:name="P16" style:family="paragraph" style:parent-style-name="Normal_20__28_Web_29_">
      <style:paragraph-properties loext:contextual-spacing="false" fo:margin-left="6.2cm" fo:margin-right="0cm" fo:margin-top="0cm" fo:margin-bottom="0.423cm" fo:text-indent="0cm" style:auto-text-indent="false"/>
    </style:style>
    <style:style style:name="P17" style:family="paragraph" style:parent-style-name="Standard">
      <style:paragraph-properties loext:contextual-spacing="false" fo:margin-top="0.635cm" fo:margin-bottom="0.494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loext:contextual-spacing="false" fo:margin-left="0.4cm" fo:margin-right="0cm" fo:margin-top="0cm" fo:margin-bottom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loext:contextual-spacing="false" fo:margin-left="0.4cm" fo:margin-right="0cm" fo:margin-top="0.212cm" fo:margin-bottom="0.494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loext:contextual-spacing="false" fo:margin-left="0.4cm" fo:margin-right="0cm" fo:margin-top="1.058cm" fo:margin-bottom="1.058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loext:contextual-spacing="false" fo:margin-top="0.423cm" fo:margin-bottom="0.353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loext:contextual-spacing="false" fo:margin-top="0.423cm" fo:margin-bottom="0.353cm" fo:line-height="100%" fo:text-align="center" style:justify-single-word="false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loext:contextual-spacing="false" fo:margin-top="0.423cm" fo:margin-bottom="0.353cm" fo:line-height="100%">
        <style:tab-stops>
          <style:tab-stop style:position="1.27cm"/>
        </style:tab-stops>
      </style:paragraph-properties>
      <style:text-properties style:font-name="Times New Roman" fo:font-weight="bold" style:font-weight-asian="bold" style:font-name-complex="Times New Roman1"/>
    </style:style>
    <style:style style:name="P24" style:family="paragraph" style:parent-style-name="Standard">
      <style:paragraph-properties loext:contextual-spacing="false" fo:margin-top="0.423cm" fo:margin-bottom="0.353cm" fo:line-height="100%" fo:text-align="center" style:justify-single-word="false"/>
      <style:text-properties style:font-name="Times New Roman" style:font-name-complex="Times New Roman1"/>
    </style:style>
    <style:style style:name="P2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font-name="Times New Roman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fo:color="#548dd4" style:font-name="Times New Roman" fo:font-size="20pt" fo:font-weight="bold" style:font-size-asian="20pt" style:font-weight-asian="bold" style:font-name-complex="Times New Roman1" style:font-size-complex="20pt"/>
    </style:style>
    <style:style style:name="P27" style:family="paragraph" style:parent-style-name="Standard">
      <style:paragraph-properties loext:contextual-spacing="false" fo:margin-top="0.635cm" fo:margin-bottom="0cm" fo:text-align="center" style:justify-single-word="false"/>
      <style:text-properties fo:color="#548dd4" style:font-name="Times New Roman" fo:font-size="18pt" fo:font-weight="bold" style:font-size-asian="18pt" style:font-weight-asian="bold" style:font-name-complex="Times New Roman1" style:font-size-complex="18pt"/>
    </style:style>
    <style:style style:name="P28" style:family="paragraph" style:parent-style-name="Standard">
      <style:paragraph-properties loext:contextual-spacing="false" fo:margin-left="5.699cm" fo:margin-right="0cm" fo:margin-top="0.635cm" fo:margin-bottom="0.353cm" fo:text-align="center" style:justify-single-word="false" fo:text-indent="0cm" style:auto-text-indent="false"/>
      <style:text-properties fo:color="#548dd4" style:font-name="Times New Roman" fo:font-size="18pt" fo:font-weight="bold" style:font-size-asian="18pt" style:font-weight-asian="bold" style:font-name-complex="Times New Roman1" style:font-size-complex="18pt"/>
    </style:style>
    <style:style style:name="P29" style:family="paragraph" style:parent-style-name="lieu2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30" style:family="paragraph" style:parent-style-name="lieu3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31" style:family="paragraph" style:parent-style-name="lieu0">
      <style:paragraph-properties loext:contextual-spacing="false" fo:margin-left="6.2cm" fo:margin-right="0cm" fo:margin-top="0cm" fo:margin-bottom="0cm" fo:text-indent="0cm" style:auto-text-indent="false">
        <style:tab-stops>
          <style:tab-stop style:position="9.753c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lieu0">
      <style:paragraph-properties loext:contextual-spacing="false" fo:margin-left="6.2cm" fo:margin-right="0cm" fo:margin-top="0cm" fo:margin-bottom="0.353cm" fo:text-indent="0cm" style:auto-text-indent="false">
        <style:tab-stops>
          <style:tab-stop style:position="9.753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lieu4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34" style:family="paragraph" style:parent-style-name="Normal_20__28_Web_29_">
      <style:paragraph-properties loext:contextual-spacing="false" fo:margin-left="6.2cm" fo:margin-right="0cm" fo:margin-top="0.635cm" fo:margin-bottom="0cm" fo:text-indent="0cm" style:auto-text-indent="false"/>
      <style:text-properties fo:font-size="11pt" style:font-size-asian="11pt" style:font-size-complex="11pt"/>
    </style:style>
    <style:style style:name="P35" style:family="paragraph" style:parent-style-name="Normal_20__28_Web_29_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36" style:family="paragraph" style:parent-style-name="Normal_20__28_Web_29_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P37" style:family="paragraph" style:parent-style-name="lieu1">
      <style:paragraph-properties loext:contextual-spacing="false" fo:margin-left="6.2cm" fo:margin-right="0cm" fo:margin-top="0cm" fo:margin-bottom="0cm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Wingdings" fo:font-size="12pt" style:font-name-asian="Wingdings1" style:font-size-asian="12pt" style:font-name-complex="Wingdings1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Cadre1" text:anchor-type="paragraph" svg:x="1.155cm" svg:y="2.013cm" svg:width="5.433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7">Brossard Mélissa</text:p><text:p text:style-name="P18">13 rue du pré du Temple</text:p><text:p text:style-name="P18">85230 Saint-Gervais</text:p><text:p text:style-name="P1"><text:span text:style-name="T3"></text:span><text:span text:style-name="T1"> 06-16-50-08-05</text:span></text:p><text:p text:style-name="P1"><text:a xlink:type="simple" xlink:href="mailto:m.brossard@live.fr" text:style-name="Internet_20_link" text:visited-style-name="Visited_20_Internet_20_Link"><text:span text:style-name="T1">m.brossard@live.fr</text:span></text:a></text:p><text:p text:style-name="P19">Née le 06/07/1993</text:p><text:p text:style-name="P20">Rigoureuse, Attentive, <text:s/>J’apprends seule et rapidement, j’aime le travail en groupe.</text:p><text:p text:style-name="P21">Mon LinkedIn :</text:p><text:p text:style-name="P2"><text:a xlink:type="simple" xlink:href="https://www.linkedin.com/in/mélissa-brossard-679383160" text:style-name="Internet_20_link" text:visited-style-name="Visited_20_Internet_20_Link"><text:span text:style-name="T2">linkedin.com/in/mélissa-brossard-679383160</text:span></text:a></text:p><text:p text:style-name="P22">Mon Github :</text:p><text:p text:style-name="P2"><text:a xlink:type="simple" xlink:href="https://github.com/meli850607" text:style-name="Internet_20_link" text:visited-style-name="Visited_20_Internet_20_Link"><text:span text:style-name="T2">https://github.com/meli850607</text:span></text:a></text:p><text:p text:style-name="P22">Mes Compétences :</text:p><text:p text:style-name="P24">HTML/CSS</text:p><text:p text:style-name="P3">JAVASCRIPT</text:p><text:p text:style-name="P3">REACT</text:p><text:p text:style-name="P3">REACT-NATIVE</text:p><text:p text:style-name="P3">PRESTASHOP</text:p><text:p text:style-name="P3">WORDPRESS</text:p><text:p text:style-name="P22">Autres :</text:p><text:p text:style-name="P24">Word</text:p><text:p text:style-name="P3">Excel</text:p><text:p text:style-name="P3">PowerPoint</text:p><text:p text:style-name="P3">Anglais lu et écrit</text:p><text:p text:style-name="P22">Mes Hobbies :</text:p><text:p text:style-name="P24">Le Numérique</text:p><text:p text:style-name="P3">Les Nouvelles Technologies</text:p><text:p text:style-name="P3">Les Jeux Vidéos</text:p><text:p text:style-name="P3">La Cuisine</text:p><text:p text:style-name="P3">Astronomie</text:p><text:p text:style-name="P3">Sciences</text:p><text:p text:style-name="P3"/><text:p text:style-name="P23"><text:tab/></text:p></table:table-cell></table:table-row></table:table></draw:text-box></draw:frame>Intégratrice web/ Développeuse web junior</text:p>
      <text:p text:style-name="P27">Formations</text:p>
      <text:p text:style-name="P5"><text:span text:style-name="T4">Février / Août 2018 </text:span><text:span text:style-name="Strong"><text:span text:style-name="T4">:</text:span></text:span></text:p>
      <text:p text:style-name="P6"><text:span text:style-name="Strong"><text:span text:style-name="T4">Formation de développeur web</text:span></text:span><text:span text:style-name="T4"> </text:span></text:p>
      <text:p text:style-name="P31">Centre ARINFO la Roche-Sur-Yon</text:p>
      <text:p text:style-name="P31">HTML-CSS, JavaScript, React, React-Native</text:p>
      <text:p text:style-name="P31">CMS : Wordpress, Prestashop</text:p>
      <text:p text:style-name="P32">Projet : site de Face-Vendée en collaboration avec 2 collègues. </text:p>
      <text:p text:style-name="P5"><text:span text:style-name="T4">Novembre 2017 / Février 2018 </text:span><text:span text:style-name="Strong"><text:span text:style-name="T4">:</text:span></text:span></text:p>
      <text:p text:style-name="P6"><text:span text:style-name="Strong"><text:span text:style-name="T4">Formation de réorientation</text:span></text:span></text:p>
      <text:p text:style-name="P31">INSUP formation Challans</text:p>
      <text:p text:style-name="P31">Première ligne de code sur le site code –academy :</text:p>
      <text:p text:style-name="P31">HTML, JavaScript </text:p>
      <text:p text:style-name="P12"><text:span text:style-name="T4">Février / Avril 2015 </text:span><text:span text:style-name="Strong"><text:span text:style-name="T4">:</text:span></text:span></text:p>
      <text:p text:style-name="P7"><text:span text:style-name="Strong"><text:span text:style-name="T4">Formation de réorientation</text:span></text:span><text:span text:style-name="T4"> </text:span></text:p>
      <text:p text:style-name="P37">IEM FP la Grillonnais Basse-Goulaine</text:p>
      <text:p text:style-name="P13"><text:span text:style-name="T4">Août 2013 / Août 2014 </text:span><text:span text:style-name="Strong"><text:span text:style-name="T4">:</text:span></text:span></text:p>
      <text:p text:style-name="P8"><text:span text:style-name="Strong"><text:span text:style-name="T4">Niveau titre professionnel vendeur conseil en magasin</text:span></text:span><text:span text:style-name="T4"> </text:span></text:p>
      <text:p text:style-name="P29">Hyper U Challans</text:p>
      <text:p text:style-name="P14"><text:span text:style-name="T4">Janvier / Août 2013 </text:span><text:span text:style-name="Strong"><text:span text:style-name="T4">:</text:span></text:span></text:p>
      <text:p text:style-name="P9"><text:span text:style-name="Strong"><text:span text:style-name="T4">Parcours de la deuxième chance</text:span></text:span><text:span text:style-name="T4"> </text:span></text:p>
      <text:p text:style-name="P30">Conseil Général de la Vendée à la Maison de l'Economie Challans</text:p>
      <text:p text:style-name="P15"><text:span text:style-name="T4">Septembre 2010 / Novembre 2011 </text:span><text:span text:style-name="Strong"><text:span text:style-name="T4">:</text:span></text:span></text:p>
      <text:p text:style-name="P10"><text:span text:style-name="Strong"><text:span text:style-name="T4">Niveau BEP hôtellerie-restauration</text:span></text:span><text:span text:style-name="T4"> </text:span></text:p>
      <text:p text:style-name="P33">Lycée Professionnel Edouard Branly la Roche-Sur-Yon</text:p>
      <text:p text:style-name="P28">Expériences professionnelles</text:p>
      <text:p text:style-name="P34">18 septembre 2018 / 4 octobre 2023</text:p>
      <text:p text:style-name="P35">hôtesse de caisse E.Leclerc Chantonnay</text:p>
      <text:p text:style-name="P34">Projet professionnel : site de Face-Vendée</text:p>
      <text:p text:style-name="P35">Projets personnels : site statique en Html-Css, </text:p>
      <text:p text:style-name="P35">applications en React, application mobile en React-Native,</text:p>
      <text:p text:style-name="P11"><text:span text:style-name="T4">sit</text:span><text:bookmark text:name="_GoBack"/><text:span text:style-name="T4">e en jekyll, wordpress et prestashop.</text:span></text:p>
      <text:p text:style-name="P4"/>
      <text:p text:style-name="P35">Mars 2011 / Septembre 2014 </text:p>
      <text:p text:style-name="P16"><text:span text:style-name="T4">Diverses expériences professionnelles</text:span><text:span text:style-name="T5">:</text:span></text:p>
      <text:p text:style-name="P11"><text:span text:style-name="Strong"><text:span text:style-name="T4">Hôtesse de caisse</text:span></text:span><text:span text:style-name="T4"> </text:span></text:p>
      <text:p text:style-name="P11"><text:soft-page-break/><text:span text:style-name="Strong"><text:span text:style-name="T4">Aide en cuisine</text:span></text:span><text:span text:style-name="T4"> <text:s/></text:span></text:p>
      <text:p text:style-name="P11"><text:span text:style-name="Strong"><text:span text:style-name="T4">Serveuse</text:span></text:span><text:span text:style-name="T4">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loext:contextual-spacing="false" fo:margin-top="0cm" fo:margin-bottom="0cm" fo:line-height="100%" fo:text-align="start" style:justify-single-word="false" fo:orphans="2" fo:widows="2" style:writing-mode="lr-tb"/>
    </style:style>
    <style:style style:name="date0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date1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date2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date3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date4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ormations0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ormations1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ormations2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ormations3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ormations4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eu0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eu1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eu2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eu3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eu4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lissa brossard</meta:initial-creator>
    <dc:creator>mélissa brossard</dc:creator>
    <meta:editing-cycles>14</meta:editing-cycles>
    <meta:print-date>2018-07-03T19:52:00</meta:print-date>
    <meta:creation-date>2018-06-18T17:16:00</meta:creation-date>
    <dc:date>2023-10-19T12:27:22.53</dc:date>
    <meta:editing-duration>PT1H58M4S</meta:editing-duration>
    <meta:generator>OpenOffice/4.1.7$Win32 OpenOffice.org_project/417m1$Build-9800</meta:generator>
    <meta:document-statistic meta:table-count="1" meta:image-count="0" meta:object-count="0" meta:page-count="2" meta:paragraph-count="68" meta:word-count="249" meta:character-count="17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